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25-03-0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22-12-2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21-12-1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21-01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20-01-2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19-02-0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17-12-1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17-01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16-01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14-12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14-01-2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13-02-0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0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0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07-01-11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0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05-01-15 0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0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0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200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9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9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8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9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8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8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259095065401</text:p>
          </table:table-cell>
          <table:table-cell office:value-type="string" calcext:value-type="string">
            <text:p>LJ-65-08-708</text:p>
          </table:table-cell>
          <table:table-cell office:value-type="string" calcext:value-type="string">
            <text:p>197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